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óg i tylko on</text:span><text:span text:style-name="T1"><text:line-break/></text:span><text:span text:style-name="T1">Bóg i tylko on</text:span><text:span text:style-name="T1"><text:line-break/></text:span><text:span text:style-name="T1">Panem moim</text:span><text:span text:style-name="T1"><text:line-break/></text:span><text:span text:style-name="T1">jest jedynym</text:span><text:span text:style-name="T1"><text:line-break/></text:span><text:span text:style-name="T1">Panem moim</text:span><text:span text:style-name="T1"><text:line-break/></text:span><text:span text:style-name="T1">jest na wie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7-03-02T23:34:40</meta:creation-date>
    <dc:date>2013-09-24T10:55:50.627000000</dc:date>
    <dc:language>pl-PL</dc:language>
    <meta:editing-cycles>7</meta:editing-cycles>
    <meta:editing-duration>PT6M4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